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26cm"/>
    </style:style>
    <style:style style:name="co2" style:family="table-column">
      <style:table-column-properties fo:break-before="auto" style:column-width="4.584cm"/>
    </style:style>
    <style:style style:name="co3" style:family="table-column">
      <style:table-column-properties fo:break-before="auto" style:column-width="6.135cm"/>
    </style:style>
    <style:style style:name="co4" style:family="table-column">
      <style:table-column-properties fo:break-before="auto" style:column-width="4.54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3" style:family="table-cell" style:parent-style-name="Default">
      <style:text-properties fo:language="zxx" fo:country="none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text-align-source="fix" style:repeat-content="false"/>
      <style:paragraph-properties fo:text-align="end"/>
    </style:style>
    <style:style style:name="ce16" style:family="table-cell" style:parent-style-name="Default" style:data-style-name="N0"/>
    <style:style style:name="ce17" style:family="table-cell" style:parent-style-name="Default" style:data-style-name="N100"/>
  </office:automatic-styles>
  <office:body>
    <office:spreadsheet>
      <table:calculation-settings table:case-sensitive="false" table:automatic-find-labels="false" table:use-regular-expressions="false" table:use-wildcards="true" table:null-year="1950">
        <table:iteration table:maximum-difference="0.0001"/>
      </table:calculation-settings>
      <table:table table:name="Sheet1" table:style-name="ta1">
        <table:table-column table:style-name="co1" table:default-cell-style-name="Default"/>
        <table:table-column table:style-name="co2" table:default-cell-style-name="ce13"/>
        <table:table-column table:style-name="co3" table:default-cell-style-name="Default"/>
        <table:table-column table:style-name="co4" table:default-cell-style-name="ce15"/>
        <table:table-row table:style-name="ro1" table:number-rows-repeated="2"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Category ODF Table 18</text:p>
          </table:table-cell>
          <table:table-cell table:style-name="ce14" office:value-type="string" calcext:value-type="string">
            <text:p>Result of INFO()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directory</text:p>
          </table:table-cell>
          <table:table-cell table:formula="of:=INFO([.B4])" office:value-type="string" office:string-value="" calcext:value-type="error">
            <text:p>#N/A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memavail</text:p>
          </table:table-cell>
          <table:table-cell table:formula="of:=INFO([.B5])" office:value-type="string" office:string-value="" calcext:value-type="error">
            <text:p>#N/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mused</text:p>
          </table:table-cell>
          <table:table-cell table:formula="of:=INFO([.B6])" office:value-type="string" office:string-value="" calcext:value-type="error">
            <text:p>#N/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umfile</text:p>
          </table:table-cell>
          <table:table-cell table:formula="of:=INFO([.B7])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sversion</text:p>
          </table:table-cell>
          <table:table-cell table:formula="of:=INFO([.B8])" office:value-type="string" office:string-value="Windows (32-bit) NT 5.01" calcext:value-type="string">
            <text:p>Windows (32-bit) NT 5.01</text:p>
          </table:table-cell>
          <table:table-cell table:style-name="ce16"/>
        </table:table-row>
        <table:table-row table:style-name="ro1">
          <table:table-cell/>
          <table:table-cell office:value-type="string" calcext:value-type="string">
            <text:p>origin</text:p>
          </table:table-cell>
          <table:table-cell table:formula="of:=INFO([.B9])" office:value-type="string" office:string-value="" calcext:value-type="error">
            <text:p>#N/A</text:p>
          </table:table-cell>
          <table:table-cell table:style-name="ce17"/>
        </table:table-row>
        <table:table-row table:style-name="ro1">
          <table:table-cell/>
          <table:table-cell office:value-type="string" calcext:value-type="string">
            <text:p>recalc</text:p>
          </table:table-cell>
          <table:table-cell table:formula="of:=INFO([.B10])" office:value-type="string" office:string-value="Manual" calcext:value-type="string">
            <text:p>Manu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lease</text:p>
          </table:table-cell>
          <table:table-cell table:formula="of:=INFO([.B11])" office:value-type="string" office:string-value="680(Build:0)" calcext:value-type="string">
            <text:p>680(Build:0)</text:p>
          </table:table-cell>
          <table:table-cell table:style-name="ce17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table:formula="of:=INFO([.B12])" office:value-type="string" office:string-value="WNT" calcext:value-type="string">
            <text:p>WNT</text:p>
          </table:table-cell>
          <table:table-cell table:style-name="ce17"/>
        </table:table-row>
        <table:table-row table:style-name="ro1">
          <table:table-cell/>
          <table:table-cell office:value-type="string" calcext:value-type="string">
            <text:p>totmen</text:p>
          </table:table-cell>
          <table:table-cell table:formula="of:=INFO([.B13])" office:value-type="string" office:string-value="" calcext:value-type="error">
            <text:p>Err:502</text:p>
          </table:table-cell>
          <table:table-cell table:style-name="ce17"/>
        </table:table-row>
        <table:table-row table:style-name="ro1">
          <table:table-cell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.00.0000</text:date>, <text:time style:data-style-name="N2" text:time-value="00:37:56.609097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Regina Henschel</meta:initial-creator>
    <meta:creation-date>2026-02-28T22:24:24.724683300</meta:creation-date>
    <dc:date>2026-03-02T00:38:13.309697300</dc:date>
    <dc:creator>Regina Henschel</dc:creator>
    <meta:editing-duration>PT18M40S</meta:editing-duration>
    <meta:editing-cycles>9</meta:editing-cycles>
    <meta:generator>LODev_en/26.8.0.0.alpha0$Windows_X86_64 LibreOffice_project/680$Build-0</meta:generator>
    <meta:document-statistic meta:table-count="1" meta:cell-count="22" meta:object-count="0"/>
  </office:meta>
</office:document-meta>
</file>